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e8aa5aa"/>
    </style:style>
    <style:style style:name="P42" style:family="paragraph" style:parent-style-name="Standard">
      <style:text-properties officeooo:rsid="0e8aa5aa" officeooo:paragraph-rsid="0e8aa5aa"/>
    </style:style>
    <style:style style:name="P43" style:family="paragraph" style:parent-style-name="Standard">
      <style:text-properties officeooo:rsid="0e8aa5aa"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6" style:family="paragraph" style:parent-style-name="Footnote">
      <style:text-properties officeooo:rsid="043ccc66" officeooo:paragraph-rsid="0e849f1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paragraph-rsid="0f99f892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Standard">
      <style:text-properties officeooo:paragraph-rsid="10589da9"/>
    </style:style>
    <style:style style:name="P70" style:family="paragraph" style:parent-style-name="Footnote">
      <style:text-properties officeooo:paragraph-rsid="107b5934"/>
    </style:style>
    <style:style style:name="P71" style:family="paragraph" style:parent-style-name="Footnote">
      <style:text-properties officeooo:paragraph-rsid="108b0ed7"/>
    </style:style>
    <style:style style:name="P72" style:family="paragraph" style:parent-style-name="Standard">
      <style:text-properties officeooo:paragraph-rsid="108d6c50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0" style:family="paragraph" style:parent-style-name="Standard">
      <style:text-properties officeooo:paragraph-rsid="10b975fb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style:use-window-font-color="true" loext:opacity="0%" style:font-name="Liberation Sans" officeooo:rsid="047da547"/>
    </style:style>
    <style:style style:name="T1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font-size-asian="12pt" style:font-size-complex="12pt"/>
    </style:style>
    <style:style style:name="T210" style:family="text">
      <style:text-properties style:use-window-font-color="true" loext:opacity="0%" style:font-name="Liberation Sans" officeooo:rsid="0efd8e5c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officeooo:rsid="04473353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font-size="10pt" officeooo:rsid="04473353" style:font-size-asian="10pt" style:font-size-complex="10pt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officeooo:rsid="0f0ca65a"/>
    </style:style>
    <style:style style:name="T222" style:family="text">
      <style:text-properties officeooo:rsid="0aace3cd"/>
    </style:style>
    <style:style style:name="T223" style:family="text">
      <style:text-properties officeooo:rsid="0f95a7a0"/>
    </style:style>
    <style:style style:name="T224" style:family="text">
      <style:text-properties officeooo:rsid="0f8f58bd"/>
    </style:style>
    <style:style style:name="T225" style:family="text">
      <style:text-properties style:font-name="Ubuntu1" fo:font-size="10pt" officeooo:rsid="04473353" style:font-size-asian="10pt" style:font-size-complex="10pt"/>
    </style:style>
    <style:style style:name="T226" style:family="text">
      <style:text-properties style:text-underline-style="none"/>
    </style:style>
    <style:style style:name="T227" style:family="text">
      <style:text-properties officeooo:rsid="108e61e7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3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Debian</text:user-field-get></text:span><text:span text:style-name="T137"><text:s/></text:span><text:span text:style-name="T137"><text:user-field-get text:name="Version">12</text:user-field-get></text:span><text:span text:style-name="T138"><text:note text:id="ftn1" text:note-class="footnote"><text:note-citation>1</text:note-citation><text:note-body><text:p text:style-name="P20"><text:span text:style-name="T234">D</text:span><text:span text:style-name="T235">eze </text:span><text:span text:style-name="Strong_20_Emphasis"><text:span text:style-name="T244"><text:user-field-get text:name="Distro">Debian</text:user-field-get></text:span></text:span><text:span text:style-name="T236"><text:s/></text:span><text:span text:style-name="T243"><text:user-field-get text:name="Version">12</text:user-field-get></text:span><text:span text:style-name="T243"><text:s/></text:span><text:span text:style-name="Strong_20_Emphasis"><text:span text:style-name="T245"><text:user-field-get text:name="Edition">Server</text:user-field-get></text:span></text:span><text:span text:style-name="T235"><text:s/>(codenaam </text:span><text:span text:style-name="T237">bookworm</text:span><text:span text:style-name="T235">) van </text:span><text:span text:style-name="T238">juni</text:span><text:span text:style-name="T239"> </text:span><text:span text:style-name="Strong_20_Emphasis"><text:span text:style-name="T246"><text:user-field-get text:name="Releaseyear">2023</text:user-field-get></text:span></text:span><text:span text:style-name="T240"><text:s/></text:span><text:span text:style-name="T234">is een zogenaamde </text:span><text:span text:style-name="T235">LTS-</text:span><text:span text:style-name="T234">versie</text:span><text:span text:style-name="T235"> </text:span><text:span text:style-name="T234">(</text:span><text:span text:style-name="T235">staat voor Long-Term Support, </text:span><text:span text:style-name="T241">langetermijnondersteuning</text:span><text:span text:style-name="T234">)</text:span><text:span text:style-name="T241"> </text:span><text:span text:style-name="T242">en</text:span><text:span text:style-name="T240"> </text:span><text:span text:style-name="T235">wordt gedurende 5 jaar ondersteund tot </text:span><text:span text:style-name="T238">juni</text:span><text:span text:style-name="T235"> 202</text:span><text:span text:style-name="T238">8</text:span><text:span text:style-name="T235">.</text:span></text:p></text:note-body></text:note></text:span><text:span text:style-name="T139"><text:s/></text:span><text:span text:style-name="T139"><text:user-field-get text:name="Edition">Server</text:user-field-get></text:span><text:span text:style-name="T174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1">ONDERSTREEPTE</text:span></text:span><text:span text:style-name="T1"> </text:span><text:span text:style-name="T14">woorden</text:span><text:span text:style-name="T13"> het</text:span><text:span text:style-name="Strong_20_Emphasis"><text:span text:style-name="T220"> </text:span></text:span><text:span text:style-name="Strong_20_Emphasis"><text:span text:style-name="T219">tekstvak</text:span></text:span><text:span text:style-name="T14"> </text:span><text:span text:style-name="T15">in,</text:span><text:span text:style-name="T14"> </text:span><text:span text:style-name="T175">zie </text:span><text:span text:style-name="T210">[</text:span><text:span text:style-name="T175">toelichting</text:span><text:span text:style-name="T210">]</text:span><text:span text:style-name="T14">:</text:span></text:p>
      <text:p text:style-name="P23"><text:span text:style-name="Definition"><text:span text:style-name="T18">GEBRUIKER</text:span></text:span><text:span text:style-name="T183"><text:tab/><text:tab/></text:span><text:span text:style-name="T209"> <text:tab/><text:tab/></text:span><text:span text:style-name="T184"><draw:control text:anchor-type="as-char" svg:y="-0.4cm" draw:z-index="11" draw:name="Gebruiker 3" draw:style-name="gr2" draw:text-style-name="P82" svg:width="6.4cm" svg:height="0.6cm" draw:control="control10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, bijv. </text:span><text:span text:style-name="T180">J</text:span><text:span text:style-name="T207">a</text:span><text:span text:style-name="T180">n </text:span><text:span text:style-name="T207">Jansen</text:span><text:span text:style-name="T208">]</text:span></text:p>
      <text:p text:style-name="P72"><text:span text:style-name="Definition"><text:span text:style-name="T177">g</text:span></text:span><text:span text:style-name="Definition">ebruikersnaam</text:span><text:span text:style-name="Definition"><text:span text:style-name="T226"><text:tab/></text:span></text:span><text:span text:style-name="T176"><draw:control text:anchor-type="as-char" svg:y="-0.4cm" draw:z-index="12" draw:name="Gberuikersnaam 3" draw:style-name="gr2" draw:text-style-name="P82" svg:width="6.4cm" svg:height="0.6cm" draw:control="control11"><svg:title>Gebruikersnaam</svg:title><svg:desc>Korte naam, bijv. jan</svg:desc></draw:control></text:span><text:span text:style-name="T176"><text:tab/> <text:s text:c="2"/></text:span><text:span text:style-name="T5">[</text:span><text:span text:style-name="T6">K</text:span><text:span text:style-name="T4">orte naam, bijv. </text:span><text:span text:style-name="T158">j</text:span><text:span text:style-name="T159">a</text:span><text:span text:style-name="T158">n</text:span><text:span text:style-name="T160">]</text:span></text:p>
      <text:p text:style-name="P23"><text:span text:style-name="Definition"><text:span text:style-name="T227">server</text:span></text:span><text:span text:style-name="Definition">NAAM</text:span><text:span text:style-name="T187"><text:tab/><text:tab/><text:tab/></text:span><draw:control text:anchor-type="as-char" svg:y="-0.4cm" draw:z-index="13" draw:name="Computernaam 2" draw:style-name="gr2" draw:text-style-name="P82" svg:width="6.4cm" svg:height="0.6cm" draw:control="control12"><svg:title>Computernaam</svg:title><svg:desc>Unieke naam van de computer</svg:desc></draw:control><text:tab/> <text:s text:c="2"/><text:span text:style-name="T190">[</text:span><text:span text:style-name="T191">N</text:span><text:span text:style-name="T188">aam van de </text:span><text:span text:style-name="T194">serv</text:span><text:span text:style-name="T188">e</text:span><text:span text:style-name="T189">r, </text:span><text:span text:style-name="T192">bijv. </text:span><text:span text:style-name="T194">sv</text:span><text:span text:style-name="T193">02</text:span><text:span text:style-name="T190">]</text:span></text:p>
      <text:p text:style-name="P23"><text:span text:style-name="Definition"><text:span text:style-name="T196">GEBRUIKER</text:span></text:span><text:span text:style-name="Definition"><text:span text:style-name="T206"><text:tab/></text:span></text:span><text:span text:style-name="T195"><text:tab/></text:span><text:span text:style-name="T209"> <text:tab/><text:tab/></text:span><text:span text:style-name="T184"><draw:control text:anchor-type="as-char" svg:y="-0.4cm" draw:z-index="14" draw:name="Gebruiker 4" draw:style-name="gr2" draw:text-style-name="P82" svg:width="6.4cm" svg:height="0.6cm" draw:control="control13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 </text:span><text:span text:style-name="T181">evt. 2</text:span><text:span text:style-name="T211">e</text:span><text:span text:style-name="T179"> gebruiker</text:span><text:span text:style-name="T182">]</text:span></text:p>
      <text:p text:style-name="P72"><text:span text:style-name="Definition"><text:span text:style-name="T196">GEBRUIKERSN</text:span></text:span><text:span text:style-name="Definition"><text:span text:style-name="T197">aa</text:span></text:span><text:span text:style-name="Definition"><text:span text:style-name="T196">M</text:span></text:span><text:span text:style-name="Definition"><text:span text:style-name="T206"><text:tab/></text:span></text:span><text:span text:style-name="T176"><draw:control text:anchor-type="as-char" svg:y="-0.4cm" draw:z-index="15" draw:name="Gberuikersnaam 4" draw:style-name="gr2" draw:text-style-name="P82" svg:width="6.4cm" svg:height="0.6cm" draw:control="control14"><svg:title>Gebruikersnaam</svg:title><svg:desc>Korte naam, bijv. jan</svg:desc></draw:control></text:span><text:span text:style-name="T176"><text:tab/> <text:s text:c="2"/></text:span><text:span text:style-name="T199">[</text:span><text:span text:style-name="T200">K</text:span><text:span text:style-name="T198">orte naam</text:span><text:span text:style-name="T201"> </text:span><text:span text:style-name="T202">e</text:span><text:span text:style-name="T203">vt. 2</text:span><text:span text:style-name="T212">e</text:span><text:span text:style-name="T203"> </text:span><text:span text:style-name="T204">gebruiker</text:span><text:span text:style-name="T205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40"> </text:span></text:span><text:span text:style-name="Strong_20_Emphasis"><text:span text:style-name="T46">tekstvak</text:span></text:span><text:span text:style-name="T140">.</text:span></text:p>
      <text:p text:style-name="P25"/>
      <text:p text:style-name="P25"/>
      <text:p text:style-name="P24"><text:span text:style-name="T156">Nog niet op Linux?</text:span><text:span text:style-name="T147"><text:tab/></text:span><text:span text:style-name="Strong_20_Emphasis"><text:span text:style-name="T51"><draw:control text:anchor-type="as-char" draw:z-index="16" draw:name="Vorm 3" draw:style-name="gr1" draw:text-style-name="P81" svg:width="0.35cm" svg:height="0.35cm" draw:control="control15"/></text:span></text:span><text:span text:style-name="T150"><text:tab/></text:span><text:span text:style-name="T151">G</text:span><text:span text:style-name="T148">ebruik </text:span><text:span text:style-name="Strong_20_Emphasis"><text:span text:style-name="T161">Checklist </text:span></text:span><text:span text:style-name="Strong_20_Emphasis"><text:span text:style-name="T162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7">Linux</text:span><text:span text:style-name="T142">.</text:span></text:p>
      <text:p text:style-name="P24"><text:span text:style-name="T154">Nieuwe installatie?</text:span><text:span text:style-name="T142"><text:tab/></text:span><text:span text:style-name="Strong_20_Emphasis"><text:span text:style-name="T51"><draw:control text:anchor-type="as-char" draw:z-index="17" draw:name="Vorm 4" draw:style-name="gr1" draw:text-style-name="P81" svg:width="0.35cm" svg:height="0.35cm" draw:control="control16"/></text:span></text:span><text:span text:style-name="T152"><text:tab/></text:span><text:span text:style-name="T151">B</text:span><text:span text:style-name="T142">egin bij hoofdstuk </text:span><text:span text:style-name="T154"><text:bookmark-ref text:reference-format="page" text:ref-name="__RefNumPara__4009_1271708128">2</text:bookmark-ref></text:span><text:span text:style-name="T154"><text:s text:c="2"/></text:span><text:span text:style-name="T155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3"/></text:span></text:p>
      <text:p text:style-name="P21"><text:span text:style-name="Strong_20_Emphasis"><text:span text:style-name="T153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21">E</text:span><text:span text:style-name="T122">v</text:span><text:span text:style-name="T123">en</text:span><text:span text:style-name="T125">t</text:span><text:span text:style-name="T126">uele </text:span><text:span text:style-name="T127">extra </text:span><text:span text:style-name="Definition"><text:span text:style-name="T215">gebruiker</text:span></text:span><text:span text:style-name="T127">s aanmelden </text:span><text:span text:style-name="T128">en dezelfde stappen uitvoeren</text:span><text:span text:style-name="T124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8" draw:name="Vorm 5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0"><text:span text:style-name="Strong_20_Emphasis"><text:span text:style-name="T81">Type: </text:span></text:span><text:span text:style-name="User_20_Entry"><text:span text:style-name="T131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2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9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20" draw:name="Vorm 8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0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9">Selecteer</text:span></text:span><text:span text:style-name="Strong_20_Emphasis"><text:span text:style-name="T44"> </text:span></text:span><text:span text:style-name="Strong_20_Emphasis"><text:span text:style-name="T67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8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9"><text:span text:style-name="T169">Start de computer op vanaf</text:span><text:span text:style-name="T169"><text:note text:id="ftn3" text:note-class="footnote"><text:note-citation>1</text:note-citation><text:note-body><text:p text:style-name="P71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32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32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32">F12</text:span></text:span><text:span text:style-name="User_20_Entry"><text:span text:style-name="T120">.</text:span></text:span></text:p></text:note-body></text:note></text:span><text:span text:style-name="T169"> </text:span><text:span text:style-name="T170">ee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7"><text:user-field-get text:name="Edition">Server</text:user-field-get></text:span></text:span><text:span text:style-name="Strong_20_Emphasis"><text:span text:style-name="T167"><text:s/></text:span></text:span><text:span text:style-name="Strong_20_Emphasis"><text:span text:style-name="T168">Live</text:span></text:span><text:span text:style-name="T76"><text:note text:id="ftn4" text:note-class="footnote"><text:note-citation>2</text:note-citation><text:note-body><text:p text:style-name="P19"><text:span text:style-name="T213">Vanaf een </text:span><text:span text:style-name="T223">L</text:span><text:span text:style-name="T213">ive </text:span><text:span text:style-name="T224">USB</text:span><text:span text:style-name="T222">-stick</text:span><text:span text:style-name="T225"> </text:span><text:span text:style-name="T213">kunt u opstarten en </text:span><text:span text:style-name="T216">met </text:span><text:span text:style-name="Strong_20_Emphasis"><text:span text:style-name="T171"><text:user-field-get text:name="Distro">Debian</text:user-field-get></text:span></text:span><text:span text:style-name="Strong_20_Emphasis"><text:span text:style-name="T171"><text:s/></text:span></text:span><text:span text:style-name="T213">werken zonder enige bestanden op de harde schijf te wijzigen en maakt ook installatie van </text:span><text:span text:style-name="Strong_20_Emphasis"><text:span text:style-name="T171"><text:user-field-get text:name="Distro">Debian</text:user-field-get></text:span></text:span><text:span text:style-name="Strong_20_Emphasis"><text:span text:style-name="T171"><text:s/></text:span></text:span><text:span text:style-name="T213">mogelijk.</text:span></text:p></text:note-body></text:note></text:span><text:span text:style-name="T75"> </text:span><text:span text:style-name="T79">USB</text:span><text:span text:style-name="T77">-stick</text:span><text:span text:style-name="T77"><text:note text:id="ftn5" text:note-class="footnote"><text:note-citation>3</text:note-citation><text:note-body><text:p text:style-name="P70"><text:span text:style-name="Strong_20_Emphasis"><text:span text:style-name="T98">Maak een opstartbare USB-stick</text:span></text:span><text:span text:style-name="Strong_20_Emphasis"><text:span text:style-name="T94">:<text:line-break/></text:span></text:span><text:span text:style-name="Strong_20_Emphasis"><text:span text:style-name="T91">D</text:span></text:span><text:span text:style-name="Strong_20_Emphasis"><text:span text:style-name="T84">ow</text:span></text:span><text:span text:style-name="Strong_20_Emphasis"><text:span text:style-name="T85">nload </text:span></text:span><text:span text:style-name="Strong_20_Emphasis"><text:span text:style-name="T82">e</text:span></text:span><text:span text:style-name="Strong_20_Emphasis"><text:span text:style-name="T86">e</text:span></text:span><text:span text:style-name="Strong_20_Emphasis"><text:span text:style-name="T87">n</text:span></text:span><text:span text:style-name="Strong_20_Emphasis"><text:span text:style-name="T109"> </text:span></text:span><text:span text:style-name="Strong_20_Emphasis"><text:span text:style-name="T130">CD</text:span></text:span><text:span text:style-name="Strong_20_Emphasis"><text:span text:style-name="T129">-beeldbestand</text:span></text:span><text:span text:style-name="Strong_20_Emphasis"><text:span text:style-name="T85"> </text:span></text:span><text:span text:style-name="Strong_20_Emphasis"><text:span text:style-name="T92">(.iso) </text:span></text:span><text:span text:style-name="Strong_20_Emphasis"><text:span text:style-name="T88">v</text:span></text:span><text:span text:style-name="Strong_20_Emphasis"><text:span text:style-name="T89">anaf</text:span></text:span><text:span text:style-name="Strong_20_Emphasis"><text:span text:style-name="T90"> </text:span></text:span><text:a xlink:type="simple" xlink:href="https://www.debian.org/" text:style-name="Internet_20_link" text:visited-style-name="Visited_20_Internet_20_Link"><text:span text:style-name="Strong_20_Emphasis"><text:span text:style-name="T217">debian.org</text:span></text:span></text:a><text:span text:style-name="Strong_20_Emphasis"><text:span text:style-name="T90">, </text:span></text:span><text:span text:style-name="Strong_20_Emphasis"><text:span text:style-name="T93">klik </text:span></text:span><text:span text:style-name="Strong_20_Emphasis"><text:span text:style-name="T96">achtereenvolgens op </text:span></text:span><text:span text:style-name="Strong_20_Emphasis"><text:span text:style-name="T101">Other downloads</text:span></text:span><text:span text:style-name="Strong_20_Emphasis"><text:span text:style-name="T96"> (onder Download) &gt; </text:span></text:span><text:span text:style-name="Strong_20_Emphasis"><text:span text:style-name="T101">Other live ISO</text:span></text:span><text:span text:style-name="Strong_20_Emphasis"><text:span text:style-name="T96"> (onder Try </text:span></text:span><text:span text:style-name="Strong_20_Emphasis"><text:span text:style-name="T96"><text:user-field-get text:name="Distro">Debian</text:user-field-get></text:span></text:span><text:span text:style-name="Strong_20_Emphasis"><text:span text:style-name="T96"><text:s/></text:span></text:span><text:span text:style-name="Strong_20_Emphasis"><text:span text:style-name="T97">live before installing) &gt; <text:line-break/></text:span></text:span><text:span text:style-name="Strong_20_Emphasis"><text:span text:style-name="T100">debian-live-</text:span></text:span><text:span text:style-name="Strong_20_Emphasis"><text:span text:style-name="T100"><text:user-field-get text:name="Version">12</text:user-field-get></text:span></text:span><text:span text:style-name="Strong_20_Emphasis"><text:span text:style-name="T100">...-amd64-standard.iso</text:span></text:span><text:span text:style-name="Strong_20_Emphasis"><text:span text:style-name="T97">.</text:span></text:span><text:span text:style-name="Strong_20_Emphasis"><text:span text:style-name="T85"><text:line-break/></text:span></text:span><text:span text:style-name="Strong_20_Emphasis"><text:span text:style-name="T95">De volgende stappen staan beschreven in </text:span></text:span><text:span text:style-name="Strong_20_Emphasis"><text:span text:style-name="T99">Linux informatie</text:span></text:span><text:span text:style-name="Strong_20_Emphasis"><text:span text:style-name="T95">, te vinden op </text:span>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Strong_20_Emphasis"><text:span text:style-name="T95">, onder </text:span></text:span><text:span text:style-name="Strong_20_Emphasis"><text:span text:style-name="T99">Linux</text:span></text:span><text:span text:style-name="Strong_20_Emphasis"><text:span text:style-name="T95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9">Selecteer</text:span></text:span><text:span text:style-name="Strong_20_Emphasis"><text:span text:style-name="T55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62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65">Dutch - </text:span></text:span><text:span text:style-name="Strong_20_Emphasis"><text:span text:style-name="T66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52">B</text:span></text:span><text:span text:style-name="Strong_20_Emphasis"><text:span text:style-name="T56">ij</text:span></text:span><text:span text:style-name="Strong_20_Emphasis"><text:span text:style-name="T52"> </text:span></text:span><text:span text:style-name="Strong_20_Emphasis"><text:span text:style-name="T58">Het netwerk configureren</text:span></text:span><text:span text:style-name="Strong_20_Emphasis"><text:span text:style-name="T52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63">C</text:span></text:span><text:span text:style-name="Strong_20_Emphasis"><text:span text:style-name="T60">omputer</text:span></text:span><text:span text:style-name="Strong_20_Emphasis"><text:span text:style-name="T63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6">Bij</text:span></text:span> <text:span text:style-name="T21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2">Stel geen </text:span><text:span text:style-name="T173">Root</text:span><text:span text:style-name="T172">-wachtwoord in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at is </text:span></text:span><text:span text:style-name="Strong_20_Emphasis"><text:span text:style-name="T63">de volledige </text:span></text:span><text:span text:style-name="Strong_20_Emphasis"><text:span text:style-name="T59">naam </text:span></text:span><text:span text:style-name="Strong_20_Emphasis"><text:span text:style-name="T63">van de nieuwe gebruiker</text:span></text:span><text:span text:style-name="Strong_20_Emphasis"><text:span text:style-name="T59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</text:span></text:span><text:span text:style-name="Strong_20_Emphasis"><text:span text:style-name="T64">at is de gebruikersnaam voor uw </text:span></text:span><text:span text:style-name="Strong_20_Emphasis"><text:span text:style-name="T59"><text:s/></text:span></text:span><text:span text:style-name="Strong_20_Emphasis"><text:span text:style-name="T64">account</text:span></text:span><text:span text:style-name="Strong_20_Emphasis"><text:span text:style-name="T59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61">wachtwoord</text:span></text:span><text:span text:style-name="Strong_20_Emphasis"><text:span text:style-name="T50">.</text:span></text:span></text:p>
          </table:table-cell>
        </table:table-row>
      </table:table>
      <text:p text:style-name="P37"><text:span text:style-name="Strong_20_Emphasis"><text:span text:style-name="T57"/></text:span></text:p>
      <text:list text:continue-numbering="true" text:style-name="L1">
        <text:list-item>
          <text:p text:style-name="P77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51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1" draw:name="Vorm4" draw:style-name="gr1" draw:text-style-name="P81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Strong_20_Emphasis"><text:span text:style-name="T81">Type: </text:span></text:span><text:span text:style-name="User_20_Entry"><text:span text:style-name="T131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1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2" draw:name="Vorm 6" draw:style-name="gr1" draw:text-style-name="P81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0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68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4"><text:tab/></text:span></text:span></text:p>
      <text:list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6" text:note-class="footnote"><text:note-citation>1</text:note-citation><text:note-body><text:p text:style-name="P46"><text:span text:style-name="User_20_Entry"><text:span text:style-name="T83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15">gebruiker</text:span></text:span><text:span text:style-name="User_20_Entry"><text:span text:style-name="T107">s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3" draw:name="Vorm 9" draw:style-name="gr1" draw:text-style-name="P81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4" draw:name="Vorm 10" draw:style-name="gr1" draw:text-style-name="P81" svg:width="0.35cm" svg:height="0.35cm" draw:control="control23"/></text:span></text:span></text:p>
          </table:table-cell>
          <table:table-cell table:style-name="Tabel2.D3" office:value-type="string">
            <text:p text:style-name="P80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6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48"><text:span text:style-name="T71">E</text:span><text:span text:style-name="T72">inde c</text:span><text:span text:style-name="T73">hecklist, </text:span><text:span text:style-name="T74">d</text:span><text:span text:style-name="T73">e</text:span><text:span text:style-name="T163"> installatie van </text:span><text:span text:style-name="T163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7"><text:user-field-get text:name="Edition">Server</text:user-field-get></text:span></text:span><text:span text:style-name="Strong_20_Emphasis"><text:span text:style-name="T167"><text:s/></text:span></text:span><text:span text:style-name="T163">is voltooid.</text:span></text:p>
      <text:p text:style-name="P30"/>
      <text:list text:style-name="L2">
        <text:list-header>
          <text:p text:style-name="P78"><text:span text:style-name="Emphasis"><text:span text:style-name="T22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31">.</text:span></text:span></text:p>
          <text:p text:style-name="P79"><text:span text:style-name="Emphasis"><text:span text:style-name="T231">C</text:span></text:span><text:span text:style-name="Emphasis"><text:span text:style-name="T232">C0</text:span></text:span><text:span text:style-name="Emphasis"><text:span text:style-name="T231"> 1.0 </text:span></text:span><text:span text:style-name="Emphasis"><text:span text:style-name="T233">Universeel</text:span></text:span><text:span text:style-name="Emphasis"><text:span text:style-name="T231"> </text:span></text:span><text:span text:style-name="Emphasis"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8"><text:s/></text:span></text:span><text:span text:style-name="Emphasis"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23T19:06:31.252178815">2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06:31.117481286</dc:date>
    <meta:keyword>Installatie</meta:keyword>
    <meta:keyword>Checklist</meta:keyword>
    <meta:keyword>Linux</meta:keyword>
    <meta:editing-cycles>6992</meta:editing-cycles>
    <meta:editing-duration>P12DT11H43M1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811" meta:non-whitespace-character-count="2426"/>
    <meta:user-defined meta:name="Info 1"/>
    <meta:user-defined meta:name="Info 2"/>
    <meta:user-defined meta:name="Info 3"/>
    <meta:user-defined meta:name="Info 4"/>
  </office:meta>
</office:document-meta>
</file>